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BeanAutowiringSupport.processInjectionBasedOnServletContext( Object target ,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ringBeanAutowiringSupport.SpringBeanAutowiring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BeanAutowiringSupport.processInjectionBasedOnCurrentContext( Object targ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